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0d9d7c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text-align="justify" style:justify-single-word="false"/>
      <style:text-properties fo:language="el" fo:country="GR" officeooo:rsid="000cf89c" officeooo:paragraph-rsid="000cf89c"/>
    </style:style>
    <style:style style:name="P3" style:family="paragraph" style:parent-style-name="Standard">
      <style:text-properties fo:language="el" fo:country="GR" officeooo:rsid="000cf89c" officeooo:paragraph-rsid="000cf89c"/>
    </style:style>
    <style:style style:name="P4" style:family="paragraph" style:parent-style-name="Standard">
      <style:paragraph-properties fo:text-align="justify" style:justify-single-word="false"/>
      <style:text-properties fo:language="el" fo:country="GR" officeooo:rsid="000fc718" officeooo:paragraph-rsid="000fc718"/>
    </style:style>
    <style:style style:name="P5" style:family="paragraph" style:parent-style-name="Standard">
      <style:paragraph-properties fo:text-align="justify" style:justify-single-word="false"/>
      <style:text-properties fo:language="el" fo:country="GR" officeooo:rsid="0011129e" officeooo:paragraph-rsid="0011129e"/>
    </style:style>
    <style:style style:name="P6" style:family="paragraph" style:parent-style-name="Standard">
      <style:paragraph-properties fo:text-align="justify" style:justify-single-word="false"/>
      <style:text-properties fo:language="el" fo:country="GR" officeooo:rsid="001469d5" officeooo:paragraph-rsid="001469d5"/>
    </style:style>
    <style:style style:name="P7" style:family="paragraph" style:parent-style-name="Standard">
      <style:paragraph-properties fo:text-align="justify" style:justify-single-word="false"/>
      <style:text-properties fo:language="el" fo:country="GR" officeooo:rsid="00171178" officeooo:paragraph-rsid="00171178"/>
    </style:style>
    <style:style style:name="P8" style:family="paragraph" style:parent-style-name="Standard">
      <style:paragraph-properties fo:text-align="justify" style:justify-single-word="false"/>
      <style:text-properties fo:language="el" fo:country="GR" officeooo:rsid="0019515d" officeooo:paragraph-rsid="0019515d"/>
    </style:style>
    <style:style style:name="P9" style:family="paragraph" style:parent-style-name="Standard">
      <style:paragraph-properties fo:text-align="justify" style:justify-single-word="false"/>
      <style:text-properties fo:language="el" fo:country="GR" officeooo:rsid="001a3d3c" officeooo:paragraph-rsid="001a3d3c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a3d3c" officeooo:paragraph-rsid="001db2c5"/>
    </style:style>
    <style:style style:name="P11" style:family="paragraph" style:parent-style-name="Standard">
      <style:paragraph-properties fo:text-align="justify" style:justify-single-word="false"/>
      <style:text-properties fo:language="el" fo:country="GR" officeooo:rsid="001c24a7" officeooo:paragraph-rsid="001c24a7"/>
    </style:style>
    <style:style style:name="P12" style:family="paragraph" style:parent-style-name="Standard">
      <style:paragraph-properties fo:text-align="start" style:justify-single-word="false"/>
      <style:text-properties fo:language="el" fo:country="GR" fo:font-style="italic" officeooo:rsid="001c24a7" officeooo:paragraph-rsid="001c24a7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language="el" fo:country="GR" fo:font-style="italic" fo:font-weight="bold" officeooo:rsid="001c24a7" officeooo:paragraph-rsid="001c24a7" fo:background-color="#ffff0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l" fo:country="GR" fo:font-style="italic" fo:font-weight="normal" officeooo:rsid="001c24a7" officeooo:paragraph-rsid="001c24a7" fo:background-color="#99ff99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l" fo:country="GR" fo:font-weight="normal" officeooo:rsid="001469d5" officeooo:paragraph-rsid="001469d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l" fo:country="GR" fo:font-weight="normal" officeooo:rsid="000cf89c" officeooo:paragraph-rsid="001469d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l" fo:country="GR" fo:font-weight="normal" officeooo:rsid="001c24a7" officeooo:paragraph-rsid="001c24a7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rsid="000cf89c" officeooo:paragraph-rsid="000cf89c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rsid="00171178" officeooo:paragraph-rsid="00171178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italic" fo:font-weight="bold" officeooo:rsid="00171178" officeooo:paragraph-rsid="00171178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ourier New" fo:font-size="11pt" fo:language="el" fo:country="GR" officeooo:rsid="001c24a7" officeooo:paragraph-rsid="001c24a7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1pt" fo:language="el" fo:country="GR" fo:font-weight="normal" officeooo:rsid="001c24a7" officeooo:paragraph-rsid="001c24a7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ourier New" fo:font-size="11pt" fo:language="el" fo:country="GR" fo:font-weight="normal" officeooo:rsid="001c24a7" officeooo:paragraph-rsid="001c24a7" fo:background-color="#66ffff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ourier New" fo:font-size="11pt" fo:language="en" fo:country="US" fo:font-weight="normal" officeooo:rsid="0022c58d" officeooo:paragraph-rsid="0022c58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Courier New" fo:font-size="11pt" fo:language="en" fo:country="US" fo:font-weight="bold" officeooo:rsid="0022c58d" officeooo:paragraph-rsid="0022c58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el" fo:country="GR" officeooo:rsid="001c24a7" officeooo:paragraph-rsid="001c24a7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fo:language="el" fo:country="GR" officeooo:rsid="0022c58d" officeooo:paragraph-rsid="0022c58d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el" fo:country="GR" fo:font-weight="normal" officeooo:rsid="001c24a7" officeooo:paragraph-rsid="001c24a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language="en" fo:country="US" fo:font-weight="bold" officeooo:rsid="001c24a7" officeooo:paragraph-rsid="001c24a7" style:font-size-asian="10.5pt" style:font-weight-asian="bold" style:font-size-complex="12pt" style:font-weight-complex="bold"/>
    </style:style>
    <style:style style:name="P30" style:family="paragraph" style:parent-style-name="Title">
      <style:text-properties fo:language="en" fo:country="US" officeooo:rsid="000686e5" officeooo:paragraph-rsid="000d9d7c"/>
    </style:style>
    <style:style style:name="P31" style:family="paragraph" style:parent-style-name="Text_20_body">
      <style:text-properties fo:language="el" fo:country="GR" fo:font-weight="bold" officeooo:rsid="001a53e8" officeooo:paragraph-rsid="000d9d7c" style:font-weight-asian="bold" style:font-weight-complex="bold"/>
    </style:style>
    <style:style style:name="P32" style:family="paragraph" style:parent-style-name="Text_20_body">
      <style:text-properties fo:language="el" fo:country="GR" officeooo:rsid="0015d62b" officeooo:paragraph-rsid="000d9d7c"/>
    </style:style>
    <style:style style:name="P33" style:family="paragraph" style:parent-style-name="Text_20_body">
      <style:paragraph-properties fo:text-align="justify" style:justify-single-word="false"/>
      <style:text-properties fo:language="el" fo:country="GR" officeooo:rsid="001a539a" officeooo:paragraph-rsid="000d9d7c"/>
    </style:style>
    <style:style style:name="P34" style:family="paragraph" style:parent-style-name="Text_20_body">
      <style:paragraph-properties fo:text-align="justify" style:justify-single-word="false"/>
      <style:text-properties fo:language="el" fo:country="GR" officeooo:rsid="001a53e8" officeooo:paragraph-rsid="000d9d7c"/>
    </style:style>
    <style:style style:name="P35" style:family="paragraph" style:parent-style-name="Text_20_body">
      <style:text-properties fo:language="el" fo:country="GR" officeooo:rsid="001a53e8" officeooo:paragraph-rsid="000d9d7c"/>
    </style:style>
    <style:style style:name="P36" style:family="paragraph" style:parent-style-name="Text_20_body">
      <style:text-properties fo:language="en" fo:country="US" fo:font-weight="normal" officeooo:rsid="001a53e8" officeooo:paragraph-rsid="000d9d7c" style:font-weight-asian="normal" style:font-weight-complex="normal"/>
    </style:style>
    <style:style style:name="P37" style:family="paragraph" style:parent-style-name="Text_20_body" style:list-style-name="L1">
      <style:paragraph-properties fo:text-align="justify" style:justify-single-word="false"/>
      <style:text-properties fo:language="en" fo:country="US" fo:font-style="normal" officeooo:rsid="001a539a" officeooo:paragraph-rsid="000d9d7c" style:font-style-asian="normal" style:font-style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fo:language="el" fo:country="GR" officeooo:rsid="001a539a" officeooo:paragraph-rsid="000d9d7c"/>
    </style:style>
    <style:style style:name="P39" style:family="paragraph" style:parent-style-name="Text_20_body" style:list-style-name="L1">
      <style:paragraph-properties fo:text-align="justify" style:justify-single-word="false"/>
      <style:text-properties fo:language="el" fo:country="GR" officeooo:rsid="001469d5" officeooo:paragraph-rsid="001469d5"/>
    </style:style>
    <style:style style:name="P40" style:family="paragraph" style:parent-style-name="Text_20_body" style:list-style-name="L2">
      <style:text-properties fo:language="el" fo:country="GR" officeooo:rsid="001a53e8" officeooo:paragraph-rsid="000d9d7c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2pt" fo:language="el" fo:country="GR" fo:font-weight="normal" officeooo:rsid="0022c58d" officeooo:paragraph-rsid="0022c58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Heading_20_1">
      <style:text-properties officeooo:paragraph-rsid="000d9d7c"/>
    </style:style>
    <style:style style:name="P43" style:family="paragraph" style:parent-style-name="Heading_20_3">
      <style:text-properties officeooo:paragraph-rsid="000d9d7c"/>
    </style:style>
    <style:style style:name="T1" style:family="text">
      <style:text-properties fo:font-variant="normal" fo:text-transform="none" fo:color="#222222" fo:letter-spacing="normal" fo:language="el" fo:country="GR" fo:font-weight="normal"/>
    </style:style>
    <style:style style:name="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T3" style:family="text">
      <style:text-properties fo:font-variant="normal" fo:text-transform="none" fo:color="#222222" fo:letter-spacing="normal" fo:font-weight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3afcae"/>
    </style:style>
    <style:style style:name="T6" style:family="text">
      <style:text-properties fo:language="en" fo:country="US" officeooo:rsid="00164482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1619b0" style:font-weight-asian="normal" style:font-weight-complex="normal"/>
    </style:style>
    <style:style style:name="T9" style:family="text">
      <style:text-properties fo:language="en" fo:country="US" fo:font-weight="normal" fo:background-color="#ff3333" loext:char-shading-value="0" style:font-weight-asian="normal" style:font-weight-complex="norma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normal" style:font-style-asian="normal" style:font-style-complex="normal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officeooo:rsid="0016448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619b0" style:font-weight-asian="normal" style:font-weight-complex="normal"/>
    </style:style>
    <style:style style:name="T16" style:family="text">
      <style:text-properties fo:font-weight="normal" fo:background-color="#ff3333" loext:char-shading-value="0" style:font-weight-asian="normal" style:font-weight-complex="normal"/>
    </style:style>
    <style:style style:name="T17" style:family="text">
      <style:text-properties fo:font-weight="normal" fo:background-color="#66ffff" loext:char-shading-value="0" style:font-weight-asian="normal" style:font-weight-complex="normal"/>
    </style:style>
    <style:style style:name="T18" style:family="text">
      <style:text-properties fo:font-weight="normal" fo:background-color="#99ff99" loext:char-shading-value="0" style:font-weight-asian="normal" style:font-weight-complex="normal"/>
    </style:style>
    <style:style style:name="T19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language="el" fo:country="GR"/>
    </style:style>
    <style:style style:name="T21" style:family="text">
      <style:text-properties fo:language="el" fo:country="GR" officeooo:rsid="00179a93"/>
    </style:style>
    <style:style style:name="T22" style:family="text">
      <style:text-properties fo:language="el" fo:country="GR" officeooo:rsid="00192dc4"/>
    </style:style>
    <style:style style:name="T23" style:family="text">
      <style:text-properties fo:language="el" fo:country="GR" officeooo:rsid="000eec95"/>
    </style:style>
    <style:style style:name="T24" style:family="text">
      <style:text-properties fo:language="el" fo:country="GR" officeooo:rsid="000fc718"/>
    </style:style>
    <style:style style:name="T25" style:family="text">
      <style:text-properties fo:language="el" fo:country="GR" fo:font-weight="bold" style:font-weight-asian="bold" style:font-weight-complex="bold"/>
    </style:style>
    <style:style style:name="T26" style:family="text">
      <style:text-properties fo:language="el" fo:country="GR" officeooo:rsid="0023b1cc"/>
    </style:style>
    <style:style style:name="T27" style:family="text">
      <style:text-properties fo:language="el" fo:country="GR" officeooo:rsid="0026cb99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0eec95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fo:background-color="#ffff00" loext:char-shading-value="0" style:font-weight-asian="bold" style:font-weight-complex="bold"/>
    </style:style>
    <style:style style:name="T32" style:family="text">
      <style:text-properties style:font-name="Courier New" fo:font-size="11pt" officeooo:rsid="001db2c5" style:font-size-asian="11pt" style:font-size-complex="11pt"/>
    </style:style>
    <style:style style:name="T33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Courier New" fo:font-size="11pt" fo:language="en" fo:country="US" fo:font-weight="normal" style:font-size-asian="11pt" style:font-weight-asian="normal" style:font-size-complex="11pt" style:font-weight-complex="normal"/>
    </style:style>
    <style:style style:name="T35" style:family="text">
      <style:text-properties style:font-name="Courier New" fo:font-size="11pt" fo:language="en" fo:country="US" fo:font-weight="normal" officeooo:rsid="001c24a7" style:font-size-asian="11pt" style:font-weight-asian="normal" style:font-size-complex="11pt" style:font-weight-complex="normal"/>
    </style:style>
    <style:style style:name="T36" style:family="text">
      <style:text-properties officeooo:rsid="002790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21">Οδηγίες </text:span><text:span text:style-name="T22">για </text:span><text:span text:style-name="T23">D</text:span><text:span text:style-name="T29">evelopers</text:span></text:p>
      <text:p text:style-name="P32"/>
      <text:h text:style-name="P42" text:outline-level="1">Προαπαιτούμενα</text:h>
      <text:p text:style-name="P33">Για να μπορέσετε να εγκαταστήσετε την εφαρμογής <text:span text:style-name="T10">DiavgeiaInsight</text:span><text:span text:style-name="T11"> </text:span><text:span text:style-name="T28">είναι απαραίτητα τα εξής : </text:span></text:p>
      <text:list xml:id="list8506993702396924621" text:style-name="L1">
        <text:list-item>
          <text:p text:style-name="P37">Web Server (Apache, IIS, Nginx).</text:p>
        </text:list-item>
        <text:list-item>
          <text:p text:style-name="P38"><text:span text:style-name="T28">Η γλώσσα προγραμματισμού </text:span><text:span text:style-name="T11">PHP. </text:span></text:p>
        </text:list-item>
        <text:list-item>
          <text:p text:style-name="P38"><text:span text:style-name="T28">Σύστημα Διαχερίσης Βάσης Δεδομένων </text:span><text:span text:style-name="T11">MySQL/MariaDB.</text:span></text:p>
        </text:list-item>
        <text:list-item>
          <text:p text:style-name="P39"><text:span text:style-name="T28">Το εργαλείο </text:span><text:span text:style-name="T11">PHP Composer (</text:span><text:a xlink:type="simple" xlink:href="https://getcomposer.org/" text:style-name="Internet_20_link" text:visited-style-name="Visited_20_Internet_20_Link">https://getcomposer.org/</text:a><text:span text:style-name="T28">) για την εγκατάσταση και αναβάθμιση επεκτάσεων και εργαλείων.</text:span><text:span text:style-name="T11"><text:tab/></text:span></text:p>
        </text:list-item>
      </text:list>
      <text:p text:style-name="P34"><text:span text:style-name="T28">Εφόσον δεν υπάρχει κάποιο από τα παραπάνω, μπορείτε είτε να τα εγκαταστήσετε μεμονομένα, είτε να κατεβάσετε ένα από τα *</text:span><text:span text:style-name="T11">AMP </text:span><text:span text:style-name="T28">πακέτα που κυκλοφορούν, όπως το </text:span><text:span text:style-name="T11">XAMPP (</text:span><text:a xlink:type="simple" xlink:href="https://www.apachefriends.org/index.html" text:style-name="Internet_20_link" text:visited-style-name="Visited_20_Internet_20_Link">https://www.apachefriends.org/index.html</text:a><text:span text:style-name="T11">) </text:span><text:span text:style-name="T28">ή το </text:span><text:span text:style-name="T11">WAMP (https://bitnami.com/).</text:span></text:p>
      <text:h text:style-name="P43" text:outline-level="3"><text:span text:style-name="T13">Ρυθμίσεις </text:span><text:span text:style-name="T6">PHP</text:span></text:h>
      <text:p text:style-name="P35">Επειδή κάποιες από τις εργασίες που γίνονται στην εφαρμογή, όπως η ενημέρωση των αποφάσεων από τη Διαύγεια, είναι χρονοβόρες, θα χρειαστεί να τροποποιήσουμε δύο (2) παραμέτρους στο αρχείο ρυθμίσεων της <text:span text:style-name="T4">PHP (php.ini).</text:span></text:p>
      <text:list xml:id="list1972235819812160441" text:style-name="L2">
        <text:list-item>
          <text:p text:style-name="P40"><text:span text:style-name="T4">max_execution_time : </text:span>Προτ<text:span text:style-name="T36">ε</text:span>ίνεται ο ορισμός μιας αρκετά μεγάλης τιμής (&gt;600<text:span text:style-name="T4">sec).</text:span></text:p>
        </text:list-item>
        <text:list-item>
          <text:p text:style-name="P40"><text:span text:style-name="T4">memory_limit : </text:span>Χρειάζεται να οριστεί σε τιμή <text:s/>&gt;1024Μ.</text:p>
        </text:list-item>
      </text:list>
      <text:p text:style-name="P35">Οι τιμές αυτές είναι μόνο για την περίπτωση της αρχικής ενημέρωσης μέσω του <text:span text:style-name="T4">API </text:span>της Διαύγειας, μπορείτε δηλαδή να τις επαναφέρετε στην αρχική τους κατάσταση.</text:p>
      <text:p text:style-name="P31">ΠΡΟΣΟΧΗ : <text:span text:style-name="T14">Μετά την τροποποίηση και για να περαστεί η αλλαγή στο σύστημα, θα πρέπει να επανεκκινήσετε τον </text:span><text:span text:style-name="T7">Web Server.</text:span></text:p>
      <text:p text:style-name="P36"/>
      <text:h text:style-name="Heading_20_3" text:outline-level="3"><text:span text:style-name="T24">Το περιβάλλον </text:span><text:span text:style-name="T4">Yii2</text:span></text:h>
      <text:p text:style-name="P4">Η εφαρμογή <text:span text:style-name="T10">DiavgeiaInsights </text:span>έχει κατασκευαστεί με το <text:span text:style-name="T4">PHP Framework Yii2 </text:span>(<text:a xlink:type="simple" xlink:href="http://www.yiiframework.com/" text:style-name="Internet_20_link" text:visited-style-name="Visited_20_Internet_20_Link">http://www.yiiframework.com/</text:a>), ένα σύγχρονο <text:span text:style-name="T4">PHP framework </text:span>υψηλών επιδόσεων, κατάλληλο για διαδικτυακές εφαρμογές, που ακολουθεί το μοντέλο <text:span text:style-name="T4">MVC (Model – View – Controller). </text:span></text:p>
      <text:p text:style-name="P5">Περισσότερες πληροφορίες μπορείτε να βρείτε εδώ : <text:a xlink:type="simple" xlink:href="http://www.yiiframework.com/doc-2.0/guide-index.html" text:style-name="Internet_20_link" text:visited-style-name="Visited_20_Internet_20_Link">http://www.yiiframework.com/doc-2.0/guide-index.html</text:a></text:p>
      <text:p text:style-name="P5"/>
      <text:p text:style-name="P18"/>
      <text:h text:style-name="Heading_20_3" text:outline-level="3">Οι κατάλογοι και τα αρχεία.</text:h>
      <text:p text:style-name="P6">Στον κατάλογο <text:span text:style-name="T12">basic</text:span><text:span text:style-name="T7">, </text:span><text:span text:style-name="T14">έχουμε εκτός των άλλων τα εξής αρχεία και καταλόγους όπου συνοπτικά :</text:span></text:p>
      <text:p text:style-name="P15"/>
      <text:p text:style-name="P6"><text:span text:style-name="T14">composer.json : Χρησιμοποιείται </text:span><text:span text:style-name="T15">για τον ορισμό των επεκτάσεων </text:span></text:p>
      <text:p text:style-name="P6"><text:span text:style-name="T14">config : </text:span><text:span text:style-name="T15">Βρίσκονται τα αρχεία ρυθμίσεων, κυρίως </text:span><text:span text:style-name="T8">web.php </text:span><text:span text:style-name="T15">και </text:span><text:span text:style-name="T8">db.php</text:span></text:p>
      <text:p text:style-name="P6"><text:soft-page-break/><text:span text:style-name="T14">controllers : </text:span><text:span text:style-name="T15">Οι </text:span><text:span text:style-name="T8">controllers </text:span><text:span text:style-name="T15">του συστήματος</text:span></text:p>
      <text:p text:style-name="P6"><text:span text:style-name="T14">messages </text:span><text:span text:style-name="T15">: Οι μεταφράσεις βασικών λέξεων και φράσεων στο </text:span><text:span text:style-name="T8">el/app.php</text:span></text:p>
      <text:p text:style-name="P6"><text:span text:style-name="T14">models : </text:span><text:span text:style-name="T15">Τα </text:span><text:span text:style-name="T8">models </text:span><text:span text:style-name="T15">του συστήματος</text:span></text:p>
      <text:p text:style-name="P6"><text:span text:style-name="T14">vendor </text:span><text:span text:style-name="T15">: Αποθηκεύονται τα αρχεία των βιβλιοθηκών και επεκτάσεων</text:span></text:p>
      <text:p text:style-name="P6"><text:span text:style-name="T14">views </text:span><text:span text:style-name="T15">: Τα </text:span><text:span text:style-name="T8">views </text:span><text:span text:style-name="T15">του συστήματος</text:span></text:p>
      <text:p text:style-name="P6"><text:span text:style-name="T14">web : </text:span><text:span text:style-name="T15">Τα </text:span><text:span text:style-name="T8">css </text:span><text:span text:style-name="T15">και μερικά πρόσθετα για την εμφάνιση</text:span></text:p>
      <text:p text:style-name="P16"/>
      <text:p text:style-name="P7">Συγκεκριμένα για τα τρία συστατικά του <text:span text:style-name="T4">MVC </text:span>έχουμε :</text:p>
      <text:p text:style-name="P2"><text:tab/><text:span text:style-name="T12">models</text:span></text:p>
      <text:p text:style-name="P19">ContactForm.php</text:p>
      <text:p text:style-name="P19">Cpv.php</text:p>
      <text:p text:style-name="P19">CpvQuery.php</text:p>
      <text:p text:style-name="P19">CpvSearch.php</text:p>
      <text:p text:style-name="P19">Decisionsb13.php</text:p>
      <text:p text:style-name="P19">Decisionsb13Search.php</text:p>
      <text:p text:style-name="P19">Decisionsb21.php</text:p>
      <text:p text:style-name="P19">Decisionsb21Search.php</text:p>
      <text:p text:style-name="P19">Decisionsb22.php</text:p>
      <text:p text:style-name="P19">Decisionsb22Search.php</text:p>
      <text:p text:style-name="P19">Decisions.php</text:p>
      <text:p text:style-name="P19">DecisionsSearch.php</text:p>
      <text:p text:style-name="P19">LoginForm.php</text:p>
      <text:p text:style-name="P19">Organisations.php</text:p>
      <text:p text:style-name="P19">OrganisationsSearch.php</text:p>
      <text:p text:style-name="P19">Preferences.php</text:p>
      <text:p text:style-name="P19">PreferencesSearch.php</text:p>
      <text:p text:style-name="P19">User.php</text:p>
      <text:p text:style-name="P18"><text:tab/><text:span text:style-name="T30">views</text:span></text:p>
      <text:p text:style-name="P20">./cpv:</text:p>
      <text:p text:style-name="P19">create.php</text:p>
      <text:p text:style-name="P19">_form.php</text:p>
      <text:p text:style-name="P19">index.php</text:p>
      <text:p text:style-name="P19">_search.php</text:p>
      <text:p text:style-name="P19">update.php</text:p>
      <text:p text:style-name="P19">view.php</text:p>
      <text:p text:style-name="P19"/>
      <text:p text:style-name="P20">./decisions:</text:p>
      <text:p text:style-name="P19">create.php</text:p>
      <text:p text:style-name="P19">_form.php</text:p>
      <text:p text:style-name="P19">index.php</text:p>
      <text:p text:style-name="P19">_search.php</text:p>
      <text:p text:style-name="P19">update.php</text:p>
      <text:p text:style-name="P19">view.php</text:p>
      <text:p text:style-name="P19"/>
      <text:p text:style-name="P20">./decisionsb13:</text:p>
      <text:p text:style-name="P19">create.php</text:p>
      <text:p text:style-name="P19">_form.php</text:p>
      <text:p text:style-name="P19">index.php</text:p>
      <text:p text:style-name="P19">_search.php</text:p>
      <text:p text:style-name="P19">update.php</text:p>
      <text:p text:style-name="P19"><text:soft-page-break/>view.php</text:p>
      <text:p text:style-name="P19"/>
      <text:p text:style-name="P20">./decisionsb21:</text:p>
      <text:p text:style-name="P19">create.php</text:p>
      <text:p text:style-name="P19">_form.php</text:p>
      <text:p text:style-name="P19">index.php</text:p>
      <text:p text:style-name="P19">_search.php</text:p>
      <text:p text:style-name="P19">update.php</text:p>
      <text:p text:style-name="P19">view.php</text:p>
      <text:p text:style-name="P19"/>
      <text:p text:style-name="P20">./decisionsb22:</text:p>
      <text:p text:style-name="P19">create.php</text:p>
      <text:p text:style-name="P19">_form.php</text:p>
      <text:p text:style-name="P19">index.php</text:p>
      <text:p text:style-name="P19">_search.php</text:p>
      <text:p text:style-name="P19">update.php</text:p>
      <text:p text:style-name="P19">view.php</text:p>
      <text:p text:style-name="P19"/>
      <text:p text:style-name="P20">./layouts:</text:p>
      <text:p text:style-name="P19">main.php</text:p>
      <text:p text:style-name="P19"/>
      <text:p text:style-name="P20">./organisations:</text:p>
      <text:p text:style-name="P19">create.php</text:p>
      <text:p text:style-name="P19">_form.php</text:p>
      <text:p text:style-name="P19">index.php</text:p>
      <text:p text:style-name="P19">refreshdata1.php</text:p>
      <text:p text:style-name="P19">refreshdata.php</text:p>
      <text:p text:style-name="P19">_search.php</text:p>
      <text:p text:style-name="P19">update1.php</text:p>
      <text:p text:style-name="P19">view.php</text:p>
      <text:p text:style-name="P19"/>
      <text:p text:style-name="P20">./preferences:</text:p>
      <text:p text:style-name="P19">create.php</text:p>
      <text:p text:style-name="P19">_form.php</text:p>
      <text:p text:style-name="P19">index.php</text:p>
      <text:p text:style-name="P19">_search.php</text:p>
      <text:p text:style-name="P19">update.php</text:p>
      <text:p text:style-name="P19">view.php</text:p>
      <text:p text:style-name="P19"/>
      <text:p text:style-name="P20">./results:</text:p>
      <text:p text:style-name="P19">index.php</text:p>
      <text:p text:style-name="P19">resultsb21a.php</text:p>
      <text:p text:style-name="P19">resultsb21b.php</text:p>
      <text:p text:style-name="P19">resultsb21c.php</text:p>
      <text:p text:style-name="P19">resultsmain.php</text:p>
      <text:p text:style-name="P19"/>
      <text:p text:style-name="P20">./site:</text:p>
      <text:p text:style-name="P19">about.php</text:p>
      <text:p text:style-name="P19">admin_panel.php</text:p>
      <text:p text:style-name="P19">contact.php</text:p>
      <text:p text:style-name="P19"><text:soft-page-break/>error.php</text:p>
      <text:p text:style-name="P19">index.php</text:p>
      <text:p text:style-name="P19">login.php</text:p>
      <text:p text:style-name="P19">refreshdata.php</text:p>
      <text:p text:style-name="P19">searchcpv.php</text:p>
      <text:p text:style-name="P19">search.php</text:p>
      <text:p text:style-name="P19">searchpie.php</text:p>
      <text:p text:style-name="P19">updatesettings11.php</text:p>
      <text:p text:style-name="P18"><text:tab/><text:span text:style-name="T30">controllers</text:span></text:p>
      <text:p text:style-name="P18"/>
      <text:p text:style-name="P19">CpvController.php</text:p>
      <text:p text:style-name="P19">Decisionsb13Controller.php</text:p>
      <text:p text:style-name="P19">Decisionsb21Controller.php</text:p>
      <text:p text:style-name="P19">Decisionsb22Controller.php</text:p>
      <text:p text:style-name="P19">DecisionsController.php</text:p>
      <text:p text:style-name="P19">OrganisationsController.php</text:p>
      <text:p text:style-name="P19">PreferencesController.php</text:p>
      <text:p text:style-name="P19">ResultsController.php</text:p>
      <text:p text:style-name="P19">SiteController.php</text:p>
      <text:p text:style-name="P19"/>
      <text:h text:style-name="Heading_20_3" text:outline-level="3">Πως αλλάζει η σελίδα των αποτελεσμάτων.</text:h>
      <text:p text:style-name="P8">Βασικό μέρος του σχεδιασμού της εφαρμογής ήταν η δυνατότητα στους τελικούς χρήστες να μπορέσουν να δημιουργήσουν και να εμφανίσουν προσωποποιημένα ερωτήματα με βάση τα διαθέσιμα δεδομένα.</text:p>
      <text:p text:style-name="P8">Η δυνατότητα αυτή δίνεται στην ενότητα 'Αναζήτηση' όπου θα δείξουμε τη διαδικασία που προσθέτουμε νέα ερωτήματα, αλλά και τον τρόπο που αυτά εμφανίζονται.</text:p>
      <text:p text:style-name="P8"/>
      <text:p text:style-name="P9">Υποθέτουμε ότι θέλουμε να εμφανίσουμε όλους του προμηθευτές ενός οργανισμού, μαζί με τα ποσά που έχουν πάρει και το πλήθος των εντολών πληρωμής στο όνομά τους.</text:p>
      <text:p text:style-name="P9"/>
      <text:p text:style-name="P9">Το <text:span text:style-name="T4">SQL </text:span>ερώτημα είναι το εξής :</text:p>
      <text:p text:style-name="P10"><text:span text:style-name="T32">SELECT awk.afm as ΑΦΜ, awk.name as ΕΠΩΝΥΜΙΑ, ROUND(SUM(awk.amount), 2) as ΠΟΣΟ, COUNT(awk.amount) as ΠΛΗΘΟΣ, ROUND(AVG(awk.amount), 2) as ΜΟ<text:line-break/>FROM decisions as dc, decisionsb21 as db21, amountwithkae as awk<text:line-break/>WHERE dc.ada=db21.b21_ada AND awk.awk_ada=dc.ada and dc.organizationId=99206915<text:line-break/>GROUP BY awk.afm<text:line-break/>ORDER BY ΠΟΣΟ DESC</text:span> </text:p>
      <text:p text:style-name="P3"/>
      <text:p text:style-name="P11">Για να το μεταφέρουμε στην εφαρμογή μας θα πρέπει να τροποποιήσουμε δύο αρχεία και να προσθέσουμε ένα νέο. </text:p>
      <text:p text:style-name="P11"/>
      <text:p text:style-name="P11">Αρχικά θα πρέπει να προσθέσουμε το χώρο στο αρχείο <text:span text:style-name="T12">views/results/resultsmain.php</text:span><text:span text:style-name="T7">, </text:span><text:span text:style-name="T14">όπου πολύ απλά δημιουργούμε ένα </text:span><text:span text:style-name="T7">div </text:span><text:span text:style-name="T14">με την εξής πληροφορία :</text:span></text:p>
      <text:p text:style-name="P13">Περιγραφή</text:p>
      <text:p text:style-name="P12"><text:span text:style-name="T16">Ορισμός Φόρμας με τη σελίδα προορισμό (η οποία θα δημιουργηθεί).</text:span><text:span text:style-name="T14"><text:line-break/></text:span><text:span text:style-name="T17">[Απαραίτητα Πεδία]+ (ένα ή περισσότερα)</text:span></text:p>
      <text:p text:style-name="P14">Το πλήκτρο 'Εμφάνιση'</text:p>
      <text:p text:style-name="P17"/>
      <text:p text:style-name="P17">Ενδεικτικά : </text:p>
      <text:p text:style-name="P17"><text:soft-page-break/></text:p>
      <text:p text:style-name="P22">&lt;div style="text-align: justify;" class="col-lg-4"&gt;</text:p>
      <text:p text:style-name="P21"><text:span text:style-name="T14"><text:s text:c="12"/></text:span><text:span text:style-name="T31">&lt;h4&gt; Αποφάσεις ανά ΑΦΜ για Οργανισμό &lt;/h4&gt;</text:span></text:p>
      <text:p text:style-name="P22"><text:s text:c="12"/>&lt;?php</text:p>
      <text:p text:style-name="P22"><text:s text:c="12"/>// Form 1 : Decisions per month pew organizations</text:p>
      <text:p text:style-name="P21"><text:span text:style-name="T14"><text:s text:c="12"/></text:span><text:span text:style-name="T16">echo Html::beginForm('index.php?r=results/resultsb21</text:span><text:span text:style-name="T9">afm</text:span><text:span text:style-name="T16">', 'post');</text:span></text:p>
      <text:p text:style-name="P22"><text:s text:c="12"/>// 2. Show selected Organisations</text:p>
      <text:p text:style-name="P22"><text:s text:c="12"/>echo '&lt;label class="control-label"&gt;Οργανισμοί&lt;/label&gt;';</text:p>
      <text:p text:style-name="P21"><text:span text:style-name="T14"><text:s text:c="12"/></text:span><text:span text:style-name="T17">echo Select2::widget([</text:span></text:p>
      <text:p text:style-name="P23"><text:s text:c="16"/>'name' =&gt; 'select_orgs',</text:p>
      <text:p text:style-name="P23"><text:s text:c="16"/>'data' =&gt; $currentOrgs,</text:p>
      <text:p text:style-name="P23"><text:s text:c="16"/>'value' =&gt; '',</text:p>
      <text:p text:style-name="P23"><text:s text:c="16"/>'options' =&gt; [</text:p>
      <text:p text:style-name="P23"><text:s text:c="20"/>'placeholder' =&gt; 'Οργανισμός...',</text:p>
      <text:p text:style-name="P23"><text:s text:c="20"/>'multiple' =&gt; false</text:p>
      <text:p text:style-name="P23"><text:s text:c="16"/>],</text:p>
      <text:p text:style-name="P23"><text:s text:c="12"/>]);</text:p>
      <text:p text:style-name="P22"><text:s text:c="12"/>?&gt;</text:p>
      <text:p text:style-name="P22"><text:s text:c="20"/>&lt;br&gt;</text:p>
      <text:p text:style-name="P22"><text:s text:c="12"/>&lt;?php</text:p>
      <text:p text:style-name="P21"><text:span text:style-name="T14"><text:s text:c="16"/></text:span><text:span text:style-name="T18">echo Html::submitButton('Εμφάνιση')</text:span></text:p>
      <text:p text:style-name="P22"><text:s text:c="12"/>?&gt; <text:s text:c="3"/></text:p>
      <text:p text:style-name="P22"><text:s text:c="20"/>&lt;br&gt; <text:s text:c="4"/></text:p>
      <text:p text:style-name="P22"><text:s text:c="12"/>&lt;?php</text:p>
      <text:p text:style-name="P21"><text:span text:style-name="T14"><text:s text:c="12"/></text:span><text:span text:style-name="T16">echo Html::endForm();</text:span><text:span text:style-name="T14"> <text:s text:c="3"/></text:span></text:p>
      <text:p text:style-name="P22"><text:s text:c="12"/>?&gt; <text:s text:c="15"/></text:p>
      <text:p text:style-name="P22"><text:s text:c="12"/>&lt;p&gt;</text:p>
      <text:p text:style-name="P22"/>
      <text:p text:style-name="P22"><text:s text:c="12"/>&lt;/p&gt; <text:s text:c="13"/></text:p>
      <text:p text:style-name="P22"/>
      <text:p text:style-name="P22"><text:s text:c="8"/>&lt;/div&gt;</text:p>
      <text:p text:style-name="P22"/>
      <text:p text:style-name="P26"><text:span text:style-name="T14">Στο αρχείο </text:span><text:span text:style-name="T12">controllers/ResultsController.php</text:span><text:span text:style-name="T7"> </text:span><text:span text:style-name="T14">προσθέτουμε μια συνάρτηση </text:span><text:span text:style-name="T7">(</text:span><text:span text:style-name="T33">actionResultsb21</text:span><text:span text:style-name="T34">afm) </text:span><text:span text:style-name="T14">για τον έλεγχο της νέας σελίδας. Εδώ ελέγχουμε τι στοιχεία θα έχει η </text:span><text:span text:style-name="T7">_POST </text:span><text:span text:style-name="T14">μεταβλητή της φόρμας μας καθώς κάνουμε και την αποθήκευση τοπικά του </text:span><text:span text:style-name="T7">ID </text:span><text:span text:style-name="T14">του οργανισμού στον πίνακα </text:span><text:span text:style-name="T7">preferences.</text:span></text:p>
      <text:p text:style-name="P27"><text:span text:style-name="T14">Η παράμετρος </text:span><text:span text:style-name="T35">Resultsb21afmorgID </text:span><text:span text:style-name="T19">αποθηκεύεται στη ΒΔ για να μπορέσει να λειτουργήσει η λειτουργία σελιδοποίησης στον πίνακα αποτελεσμάτων. </text:span></text:p>
      <text:p text:style-name="P41"/>
      <text:p text:style-name="P26"><text:span text:style-name="T14"><text:s text:c="3"/></text:span><text:span text:style-name="T33"><text:s/>public function actionResultsb21</text:span><text:span text:style-name="T34">afm</text:span><text:span text:style-name="T33">()</text:span></text:p>
      <text:p text:style-name="P22"><text:s text:c="4"/>{</text:p>
      <text:p text:style-name="P22"><text:s text:c="8"/>if(!isset($_POST['select_orgs']) || empty($_POST['select_orgs'])) {</text:p>
      <text:p text:style-name="P22"><text:s text:c="11"/>$orgID1 = Preferences::findOne (['pref_name' =&gt; 'Resultsb21borgID']);</text:p>
      <text:p text:style-name="P22"><text:s text:c="11"/>$orgID = $orgID1-&gt;pref_value;</text:p>
      <text:p text:style-name="P21"><text:span text:style-name="T14"><text:s text:c="11"/>Preferences::deleteAll(['pref_name' =&gt; '</text:span><text:span text:style-name="T7">Resultsb21afmorgID</text:span><text:span text:style-name="T14">']);</text:span></text:p>
      <text:p text:style-name="P22"><text:s text:c="8"/>}</text:p>
      <text:p text:style-name="P22"><text:s text:c="8"/>else</text:p>
      <text:p text:style-name="P22"><text:s text:c="12"/>$orgID = $_POST['select_orgs'];</text:p>
      <text:p text:style-name="P21"><text:span text:style-name="T14"><text:s text:c="8"/>Preferences::deleteAll(['pref_name' =&gt; '</text:span><text:span text:style-name="T7">Resultsb21afmorgID</text:span><text:span text:style-name="T14">']);</text:span></text:p>
      <text:p text:style-name="P21"><text:span text:style-name="T14"><text:s text:c="8"/>Yii::$app-&gt;view-&gt;params['</text:span><text:span text:style-name="T7">Resultsb21afmorgID</text:span><text:span text:style-name="T14">'] = $orgID;</text:span></text:p>
      <text:p text:style-name="P22"><text:s text:c="8"/>$pref = new Preferences();</text:p>
      <text:p text:style-name="P21"><text:span text:style-name="T14"><text:s text:c="8"/>$pref-&gt;pref_name = '</text:span><text:span text:style-name="T7">Resultsb21afmorgID</text:span><text:span text:style-name="T14">';</text:span></text:p>
      <text:p text:style-name="P22"><text:soft-page-break/><text:s text:c="8"/>$pref-&gt;pref_value = $orgID;</text:p>
      <text:p text:style-name="P22"><text:s text:c="8"/>$pref-&gt;save();</text:p>
      <text:p text:style-name="P21"><text:span text:style-name="T14"><text:s text:c="8"/>return $this-&gt;render('resultsb21</text:span><text:span text:style-name="T7">afm</text:span><text:span text:style-name="T14">');</text:span></text:p>
      <text:p text:style-name="P22"><text:s text:c="4"/>} </text:p>
      <text:p text:style-name="P22"/>
      <text:p text:style-name="P28"/>
      <text:p text:style-name="P26"><text:span text:style-name="T14">Και τέλος δημιουργούμε το περιεχόμενο του αρχείου </text:span><text:span text:style-name="T12">views/resultsb21afm.php </text:span></text:p>
      <text:p text:style-name="P29"/>
      <text:p text:style-name="P24">&lt;?php</text:p>
      <text:p text:style-name="P24"/>
      <text:p text:style-name="P24">use yii\helpers\Html;</text:p>
      <text:p text:style-name="P24">use yii\widgets\ActiveForm;</text:p>
      <text:p text:style-name="P24">use yii\widgets\Pjax;</text:p>
      <text:p text:style-name="P24">use app\models\Preferences;</text:p>
      <text:p text:style-name="P24">use dosamigos\chartjs\ChartJs;</text:p>
      <text:p text:style-name="P24">use kartik\grid\GridView;</text:p>
      <text:p text:style-name="P24">use yii\data\SqlDataProvider;</text:p>
      <text:p text:style-name="P24">use yii\db\Query;</text:p>
      <text:p text:style-name="P24"/>
      <text:p text:style-name="P24"/>
      <text:p text:style-name="P24"/>
      <text:p text:style-name="P24">/* @var $this yii\web\View */</text:p>
      <text:p text:style-name="P24">/* @var $model app\models\Decisions */</text:p>
      <text:p text:style-name="P24">/* @var $form ActiveForm */</text:p>
      <text:p text:style-name="P24"/>
      <text:p text:style-name="P24">$org = $this-&gt;params['Resultsb21afmorgID'];</text:p>
      <text:p text:style-name="P24">Yii::$app-&gt;view-&gt;params['Resultsb21afmorgID'] = $org;</text:p>
      <text:p text:style-name="P24">//Yii::$app-&gt;view-&gt;params['orgID'] = $org;</text:p>
      <text:p text:style-name="P24"/>
      <text:p text:style-name="P24"/>
      <text:p text:style-name="P24">// <text:span text:style-name="T20">Ορίζουμε τον Τίτλο της σελίδας</text:span></text:p>
      <text:p text:style-name="P24">$this-&gt;title = 'Αποφάσεις ανά ΑΦΜ για Οργανισμό';</text:p>
      <text:p text:style-name="P24">$this-&gt;params['breadcrumbs'][] = $this-&gt;title;</text:p>
      <text:p text:style-name="P24">$connection = \Yii::$app-&gt;db;</text:p>
      <text:p text:style-name="P24"/>
      <text:p text:style-name="P24">?&gt;</text:p>
      <text:p text:style-name="P24"/>
      <text:p text:style-name="P24"><text:s text:c="4"/>&lt;h1&gt;&lt;?= Html::encode($this-&gt;title) ?&gt;&lt;/h1&gt;</text:p>
      <text:p text:style-name="P24"/>
      <text:p text:style-name="P24"><text:s text:c="4"/>&lt;div class="row"&gt;</text:p>
      <text:p text:style-name="P24"><text:s text:c="8"/>&lt;div class="col-lg-9"&gt;</text:p>
      <text:p text:style-name="P24"><text:s text:c="12"/>&lt;div style="width:100%"&gt;</text:p>
      <text:p text:style-name="P24"><text:s text:c="12"/>&lt;?php </text:p>
      <text:p text:style-name="P24"><text:s text:c="12"/>$rows = 0;</text:p>
      <text:p text:style-name="P25">// <text:span text:style-name="T20">Θέτουμε το </text:span>SQL <text:span text:style-name="T20">ερώτημα</text:span></text:p>
      <text:p text:style-name="P24"><text:tab/> <text:s text:c="3"/>$query = "SELECT awk.afm as ΑΦΜ, awk.name as ΕΠΩΝΥΜΙΑ, ROUND(SUM(awk.amount), 2) as ΠΟΣΟ, COUNT(awk.amount) as ΠΛΗΘΟΣ, ROUND(AVG(awk.amount), 2) as ΜΟ</text:p>
      <text:p text:style-name="P24">FROM decisions as dc, decisionsb21 as db21, amountwithkae as awk</text:p>
      <text:p text:style-name="P24">WHERE dc.ada=db21.b21_ada AND awk.awk_ada=dc.ada and dc.organizationId=".$org." </text:p>
      <text:p text:style-name="P24">GROUP BY awk.afm</text:p>
      <text:p text:style-name="P24">ORDER BY ΠΟΣΟ DESC </text:p>
      <text:p text:style-name="P24">";</text:p>
      <text:p text:style-name="P24"><text:span text:style-name="T30"><text:tab/>// </text:span><text:span text:style-name="T25">Γίνεται το ερώτημα και διαβάζουμε τα δεδομένα. Αποθηκεύουμε <text:s/>το ΑΦΜ και το ΠΟΣΟ σε δύο διαφορετικούς πίνακες, για την εμφάνιση του </text:span><text:soft-page-break/><text:span text:style-name="T25">διαγράμματος.</text:span><text:span text:style-name="T30"> <text:s text:c="3"/></text:span><text:s text:c="8"/></text:p>
      <text:p text:style-name="P24"><text:s text:c="12"/></text:p>
      <text:p text:style-name="P24"><text:s text:c="12"/>$model = $connection-&gt;createCommand($query);</text:p>
      <text:p text:style-name="P24"><text:s text:c="12"/>$lines = $model-&gt;queryAll();</text:p>
      <text:p text:style-name="P24"><text:s text:c="12"/>$label = array();</text:p>
      <text:p text:style-name="P24"><text:s text:c="12"/>$data = array();</text:p>
      <text:p text:style-name="P24"><text:s text:c="12"/>foreach ($lines as $line) {</text:p>
      <text:p text:style-name="P25"><text:s text:c="16"/>$label[] = $line['<text:span text:style-name="T20">ΑΦΜ</text:span>'];</text:p>
      <text:p text:style-name="P25"><text:s text:c="16"/>$data[] = $line['ΠΟΣΟ'];</text:p>
      <text:p text:style-name="P24"><text:s text:c="16"/>$rows += 1; <text:s text:c="15"/></text:p>
      <text:p text:style-name="P24"><text:s text:c="12"/>}</text:p>
      <text:p text:style-name="P24"><text:s text:c="12"/></text:p>
      <text:p text:style-name="P24"><text:s text:c="12"/>$label = array_slice($label, 0, 20);</text:p>
      <text:p text:style-name="P24"><text:s text:c="12"/>$data = array_slice($data, 0, 20);</text:p>
      <text:p text:style-name="P24"/>
      <text:p text:style-name="P25"><text:s text:c="6"/>// <text:span text:style-name="T20">Δημιουργούμε με το ίδιο </text:span>SQL <text:span text:style-name="T20">ερώτημα ένα </text:span>DataProvider <text:span text:style-name="T20">για την εμφάνιση των αποτελεσμάτων στον πίνακα.</text:span></text:p>
      <text:p text:style-name="P24"><text:s text:c="12"/>$dataProvider = new SqlDataProvider([</text:p>
      <text:p text:style-name="P24"><text:s text:c="12"/>'sql' =&gt; "SELECT awk.afm as ΑΦΜ, awk.name as ΕΠΩΝΥΜΙΑ, ROUND(SUM(awk.amount), 2) as ΠΟΣΟ, COUNT(awk.amount) as ΠΛΗΘΟΣ, ROUND(AVG(awk.amount), 2) as ΜΟ</text:p>
      <text:p text:style-name="P24">FROM decisions as dc, decisionsb21 as db21, amountwithkae as awk</text:p>
      <text:p text:style-name="P24">WHERE dc.ada=db21.b21_ada AND awk.awk_ada=dc.ada and dc.organizationId=".$org." </text:p>
      <text:p text:style-name="P24">GROUP BY awk.afm</text:p>
      <text:p text:style-name="P24">",</text:p>
      <text:p text:style-name="P24"><text:s text:c="12"/>'totalCount' =&gt; $rows,</text:p>
      <text:p text:style-name="P24"><text:s text:c="12"/>'pagination' =&gt; [</text:p>
      <text:p text:style-name="P24"><text:s text:c="16"/>'pageSize' =&gt; 20,</text:p>
      <text:p text:style-name="P24"><text:s text:c="12"/>],</text:p>
      <text:p text:style-name="P24"><text:s text:c="12"/>'sort' =&gt; [</text:p>
      <text:p text:style-name="P24"><text:s text:c="16"/>'attributes' =&gt; [</text:p>
      <text:p text:style-name="P24"><text:s text:c="20"/>'ΠΟΣΟ',</text:p>
      <text:p text:style-name="P24"><text:s text:c="20"/>'ΠΛΗΘΟΣ',</text:p>
      <text:p text:style-name="P24"><text:s text:c="20"/>'ΜΟ',</text:p>
      <text:p text:style-name="P24"><text:s text:c="20"/>'<text:span text:style-name="T26">ΑΦΜ</text:span>'</text:p>
      <text:p text:style-name="P24"><text:s text:c="16"/>],</text:p>
      <text:p text:style-name="P24"><text:s text:c="12"/>],</text:p>
      <text:p text:style-name="P24"><text:s text:c="8"/>]);</text:p>
      <text:p text:style-name="P24"><text:s text:c="12"/>//$searchModel = app\models\OrganisationsSearch::findAll();</text:p>
      <text:p text:style-name="P24"/>
      <text:p text:style-name="P25">// <text:span text:style-name="T27">Εμφάνιση του Διαγράμματος</text:span></text:p>
      <text:p text:style-name="P24"><text:s text:c="12"/>?&gt;</text:p>
      <text:p text:style-name="P24"><text:s text:c="12"/>&lt;?= ChartJs::widget([</text:p>
      <text:p text:style-name="P24"><text:s text:c="16"/>'type' =&gt; 'Bar',</text:p>
      <text:p text:style-name="P24"><text:s text:c="16"/>'options' =&gt; [</text:p>
      <text:p text:style-name="P24"><text:s text:c="19"/>// 'width' =&gt; '600px',</text:p>
      <text:p text:style-name="P24"><text:s text:c="19"/>//'height' =&gt; '600px',</text:p>
      <text:p text:style-name="P24"><text:s text:c="16"/>],</text:p>
      <text:p text:style-name="P24"><text:s text:c="16"/>'data' =&gt; [</text:p>
      <text:p text:style-name="P24"><text:s text:c="20"/>'labels' =&gt; $label,</text:p>
      <text:p text:style-name="P24"><text:s text:c="20"/>'datasets' =&gt; [</text:p>
      <text:p text:style-name="P24"><text:s text:c="24"/>[</text:p>
      <text:p text:style-name="P24"><text:s text:c="28"/>'fillColor' =&gt; "rgba(220,220,220,0.5)",</text:p>
      <text:p text:style-name="P24"><text:s text:c="28"/>'strokeColor' =&gt; "rgba(220,220,220,1)",</text:p>
      <text:p text:style-name="P24"><text:s text:c="28"/>'pointColor' =&gt; "rgba(220,220,220,1)",</text:p>
      <text:p text:style-name="P24"><text:soft-page-break/><text:s text:c="28"/>'pointStrokeColor' =&gt; "#fff",</text:p>
      <text:p text:style-name="P24"><text:s text:c="28"/>'data' =&gt; $data,</text:p>
      <text:p text:style-name="P24"><text:s text:c="24"/>],</text:p>
      <text:p text:style-name="P24"><text:s text:c="20"/>]</text:p>
      <text:p text:style-name="P24"><text:s text:c="16"/>]</text:p>
      <text:p text:style-name="P24"><text:s text:c="12"/>]);</text:p>
      <text:p text:style-name="P24"><text:s text:c="12"/>?&gt;</text:p>
      <text:p text:style-name="P24"/>
      <text:p text:style-name="P25">// <text:span text:style-name="T27">Εμφάνιση του πίνακα αποτελεσμάτων</text:span></text:p>
      <text:p text:style-name="P24"><text:s text:c="16"/>&lt;hr&gt;</text:p>
      <text:p text:style-name="P24"><text:s text:c="16"/>&lt;?= GridView::widget([</text:p>
      <text:p text:style-name="P24"><text:s text:c="16"/>'dataProvider'=&gt; $dataProvider,</text:p>
      <text:p text:style-name="P24"><text:s text:c="20"/>//'filterModel' =&gt; $searchModel,</text:p>
      <text:p text:style-name="P24"><text:s text:c="20"/>//'columns' =&gt; $gridColumns,</text:p>
      <text:p text:style-name="P24"><text:s text:c="16"/>'responsive'=&gt;true,</text:p>
      <text:p text:style-name="P24"><text:s text:c="16"/>'export'=&gt;[</text:p>
      <text:p text:style-name="P24"><text:s text:c="20"/>'fontAwesome'=&gt;true,</text:p>
      <text:p text:style-name="P24"><text:s text:c="20"/>'showConfirmAlert'=&gt;false,</text:p>
      <text:p text:style-name="P24"><text:s text:c="20"/>'target'=&gt;GridView::TARGET_BLANK</text:p>
      <text:p text:style-name="P24"><text:s text:c="16"/>], <text:s text:c="19"/></text:p>
      <text:p text:style-name="P24"><text:s text:c="16"/>'hover'=&gt;true,</text:p>
      <text:p text:style-name="P24"><text:s text:c="16"/>'pjax'=&gt;true,</text:p>
      <text:p text:style-name="P24"><text:s text:c="16"/>'showPageSummary'=&gt;true,</text:p>
      <text:p text:style-name="P24"><text:s text:c="16"/>'panel'=&gt;[</text:p>
      <text:p text:style-name="P24"><text:s text:c="24"/>'type'=&gt;'primary',</text:p>
      <text:p text:style-name="P24"><text:s text:c="24"/>'heading'=&gt;'ΠΟΣΑ ΑΝΑ ΑΦΜ ΓΙΑ ΟΡΓΑΝΙΣΜΟ '.$org</text:p>
      <text:p text:style-name="P24"><text:s text:c="20"/>] <text:s text:c="19"/></text:p>
      <text:p text:style-name="P24"><text:s text:c="16"/>]); ?&gt; <text:s text:c="15"/></text:p>
      <text:p text:style-name="P24"><text:s text:c="12"/>&lt;/div&gt;</text:p>
      <text:p text:style-name="P24"><text:s text:c="8"/>&lt;/div&gt;</text:p>
      <text:p text:style-name="P24"><text:s text:c="4"/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widows="1" fo:text-indent="0cm" style:auto-text-indent="false"/>
      <style:text-properties style:font-name="Times New Roman" fo:font-size="11pt" fo:font-style="italic" officeooo:paragraph-rsid="000d9d7c" style:font-size-asian="11pt" style:font-style-asian="italic" style:font-size-complex="11pt" style:font-style-complex="italic"/>
    </style:style>
    <style:style style:name="MT1" style:family="text">
      <style:text-properties fo:font-variant="normal" fo:text-transform="none" fo:color="#222222" fo:letter-spacing="normal" fo:language="el" fo:country="GR" fo:font-weight="normal"/>
    </style:style>
    <style:style style:name="MT2" style:family="text">
      <style:text-properties fo:font-variant="normal" fo:text-transform="none" fo:color="#222222" fo:letter-spacing="normal" fo:language="en" fo:country="US" fo:font-weight="normal" officeooo:rsid="002d143e"/>
    </style:style>
    <style:style style:name="MT3" style:family="text">
      <style:text-properties fo:font-variant="normal" fo:text-transform="none" fo:color="#222222" fo:letter-spacing="normal" fo:font-weight="normal"/>
    </style:style>
    <style:style style:name="MT4" style:family="text">
      <style:text-properties fo:language="en" fo:country="US" officeooo:rsid="003afca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Ενίσχυσ</text:span><text:span text:style-name="MT2">η </text:span><text:span text:style-name="MT1">έργων</text:span><text:span text:style-name="MT3"> ανοιχτών τεχνολογιών</text:span> : <text:span text:style-name="MT4">DiavgeiaInsig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59S</meta:editing-duration>
    <meta:editing-cycles>21</meta:editing-cycles>
    <meta:generator>LibreOffice/5.0.2.2$Windows_X86_64 LibreOffice_project/37b43f919e4de5eeaca9b9755ed688758a8251fe</meta:generator>
    <dc:date>2015-11-12T17:52:18.950000000</dc:date>
    <meta:document-statistic meta:table-count="0" meta:image-count="0" meta:object-count="0" meta:page-count="8" meta:paragraph-count="303" meta:word-count="1143" meta:character-count="11155" meta:non-whitespace-character-count="8411"/>
    <meta:user-defined meta:name="Info 1"/>
    <meta:user-defined meta:name="Info 2"/>
    <meta:user-defined meta:name="Info 3"/>
    <meta:user-defined meta:name="Info 4"/>
  </office:meta>
</office:document-meta>
</file>